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571cm" fo:min-width="0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906cm" fo:min-width="1.74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="solid" draw:fill-color="#e0c2cd" draw:textarea-horizontal-align="justify" draw:textarea-vertical-align="middle" draw:auto-grow-height="false" fo:min-height="2.715cm" fo:min-width="2.7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974cm"/>
      <style:paragraph-properties style:writing-mode="lr-tb"/>
    </style:style>
    <style:style style:name="gr13" style:family="graphic" style:parent-style-name="standard">
      <style:graphic-properties draw:fill="solid" draw:fill-color="#dde8cb" draw:textarea-horizontal-align="justify" draw:textarea-vertical-align="middle" draw:auto-grow-height="false" fo:min-height="0.021cm" fo:min-width="0cm"/>
    </style:style>
    <style:style style:name="gr14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  <style:text-properties fo:font-weight="bold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e0c2cd"/>
      <style:paragraph-properties fo:text-align="center" style:writing-mode="lr-tb"/>
    </style:style>
    <style:style style:name="P12" style:family="paragraph">
      <loext:graphic-properties draw:fill="solid" draw:fill-color="#dde8cb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text-position="-33% 58%" style:font-name="Liberation Sans" style:font-name-asian="Liberation Sans2" style:font-name-complex="Liberation Sans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6" style:family="text">
      <style:text-properties style:text-position="-33% 58%" style:font-name="Liberation Sans" fo:font-weight="normal" style:font-name-asian="Liberation Sans2" style:font-weight-asian="normal" style:font-name-complex="Liberation Sans2" style:font-weight-complex="normal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048cm" svg:x="1.143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3.175cm" svg:height="3.048cm" svg:x="6.843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9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12.443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8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2.469cm" svg:y="8.3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10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9.902cm" svg:x2="7.53cm" svg:y2="9.903cm" draw:start-shape="id1" draw:start-glue-point="4" draw:end-shape="id2" draw:end-glue-point="4" svg:d="M3429 9902c0-751 4101-752 4101 1" svg:viewBox="0 0 4102 565">
          <text:p/>
        </draw:connector>
        <draw:connector draw:style-name="gr6" draw:text-style-name="P7" draw:layer="layout" draw:type="curve" svg:x1="3.83cm" svg:y1="11.057cm" svg:x2="7.83cm" svg:y2="11.257cm" draw:start-shape="id3" draw:start-glue-point="8" draw:end-shape="id4" draw:end-glue-point="8" svg:d="M3830 110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10.004cm" svg:x2="13.33cm" svg:y2="9.803cm" draw:start-shape="id5" draw:start-glue-point="4" draw:end-shape="id6" draw:end-glue-point="4" svg:d="M9731 10004c0-1053 3599-952 3599-201" svg:viewBox="0 0 3600 779">
          <text:p/>
        </draw:connector>
        <draw:connector draw:style-name="gr6" draw:text-style-name="P7" draw:layer="layout" draw:type="curve" svg:x1="9.631cm" svg:y1="11.058cm" svg:x2="12.93cm" svg:y2="10.757cm" draw:start-shape="id7" draw:start-glue-point="8" draw:end-shape="id8" draw:end-glue-point="8" svg:d="M9631 110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9.841cm" svg:x2="18.542cm" svg:y2="9.222cm" draw:start-shape="id9" draw:start-glue-point="11" draw:end-shape="id10" draw:end-glue-point="7" svg:d="M15321 9841l3221-619" svg:viewBox="0 0 3222 620">
          <text:p/>
        </draw:connector>
        <draw:connector draw:style-name="gr6" draw:text-style-name="P7" draw:layer="layout" draw:type="line" svg:x1="15.321cm" svg:y1="10.021cm" svg:x2="18.505cm" svg:y2="10.132cm" draw:start-shape="id9" draw:start-glue-point="9" draw:end-shape="id11" draw:end-glue-point="6" svg:d="M15321 10021l3184 111" svg:viewBox="0 0 3185 112">
          <text:p/>
        </draw:connector>
        <draw:connector draw:style-name="gr6" draw:text-style-name="P7" draw:layer="layout" draw:type="line" svg:x1="15.458cm" svg:y1="10.631cm" svg:x2="18.542cm" svg:y2="9.222cm" draw:start-shape="id12" draw:start-glue-point="10" draw:end-shape="id10" draw:end-glue-point="7" svg:d="M15458 10631l3084-1409" svg:viewBox="0 0 3085 1410">
          <text:p/>
        </draw:connector>
        <draw:connector draw:style-name="gr6" draw:text-style-name="P7" draw:layer="layout" draw:type="line" svg:x1="15.458cm" svg:y1="10.631cm" svg:x2="18.505cm" svg:y2="11.032cm" draw:start-shape="id12" draw:start-glue-point="10" draw:end-shape="id13" draw:end-glue-point="6" svg:d="M15458 10631l3047 401" svg:viewBox="0 0 3048 402">
          <text:p/>
        </draw:connector>
        <draw:connector draw:style-name="gr6" draw:text-style-name="P7" draw:layer="layout" draw:type="line" svg:x1="15.421cm" svg:y1="10.721cm" svg:x2="18.542cm" svg:y2="11.942cm" draw:start-shape="id12" draw:start-glue-point="9" draw:end-shape="id14" draw:end-glue-point="5" svg:d="M15421 10721l3121 1221" svg:viewBox="0 0 3122 1222">
          <text:p/>
        </draw:connector>
        <draw:connector draw:style-name="gr6" draw:text-style-name="P7" draw:layer="layout" draw:type="line" svg:x1="15.358cm" svg:y1="11.131cm" svg:x2="18.542cm" svg:y2="10.222cm" draw:start-shape="id15" draw:start-glue-point="10" draw:end-shape="id11" draw:end-glue-point="7" svg:d="M15358 11131l3184-909" svg:viewBox="0 0 3185 910">
          <text:p/>
        </draw:connector>
        <draw:connector draw:style-name="gr6" draw:text-style-name="P7" draw:layer="layout" draw:type="line" svg:x1="15.358cm" svg:y1="11.131cm" svg:x2="18.542cm" svg:y2="11.122cm" draw:start-shape="id15" draw:start-glue-point="10" draw:end-shape="id13" draw:end-glue-point="7" svg:d="M15358 11131l3184-9" svg:viewBox="0 0 3185 10">
          <text:p/>
        </draw:connector>
        <draw:connector draw:style-name="gr6" draw:text-style-name="P7" draw:layer="layout" draw:type="line" svg:x1="15.321cm" svg:y1="11.221cm" svg:x2="18.505cm" svg:y2="12.032cm" draw:start-shape="id15" draw:start-glue-point="9" draw:end-shape="id14" draw:end-glue-point="6" svg:d="M15321 11221l3184 811" svg:viewBox="0 0 3185 812">
          <text:p/>
        </draw:connector>
        <draw:connector draw:style-name="gr6" draw:text-style-name="P7" draw:layer="layout" draw:type="line" svg:x1="18.759cm" svg:y1="9.132cm" svg:x2="22.469cm" svg:y2="10.467cm" draw:start-shape="id10" draw:start-glue-point="10" draw:end-shape="id16" draw:end-glue-point="3" svg:d="M18759 9132l3710 1335" svg:viewBox="0 0 3711 1336">
          <text:p/>
        </draw:connector>
        <draw:connector draw:style-name="gr6" draw:text-style-name="P7" draw:layer="layout" draw:type="line" svg:x1="18.759cm" svg:y1="10.132cm" svg:x2="22.469cm" svg:y2="10.467cm" draw:start-shape="id11" draw:start-glue-point="10" draw:end-shape="id16" draw:end-glue-point="3" svg:d="M18759 10132l3710 335" svg:viewBox="0 0 3711 336">
          <text:p/>
        </draw:connector>
        <draw:connector draw:style-name="gr6" draw:text-style-name="P7" draw:layer="layout" draw:type="line" svg:x1="18.722cm" svg:y1="11.122cm" svg:x2="22.469cm" svg:y2="10.467cm" draw:start-shape="id13" draw:start-glue-point="9" draw:end-shape="id16" draw:end-glue-point="3" svg:d="M18722 11122l3747-655" svg:viewBox="0 0 3748 656">
          <text:p/>
        </draw:connector>
        <draw:connector draw:style-name="gr6" draw:text-style-name="P7" draw:layer="layout" draw:type="line" svg:x1="18.722cm" svg:y1="12.122cm" svg:x2="22.469cm" svg:y2="10.467cm" draw:start-shape="id14" draw:start-glue-point="9" draw:end-shape="id16" draw:end-glue-point="3" svg:d="M18722 12122l3747-1655" svg:viewBox="0 0 3748 1656">
          <text:p/>
        </draw:connector>
        <draw:frame draw:style-name="gr7" draw:text-style-name="P8" draw:layer="layout" svg:width="26.543cm" svg:height="4.821cm" svg:x="0.635cm" svg:y="17.638cm">
          <draw:text-box>
            <text:list text:style-name="L1">
              <text:list-header>
                <text:p><text:span text:style-name="T1">6.) The co-processor policy maps O(t) to stimulation parameters </text:span><text:span text:style-name="T2">θ</text:span><text:span text:style-name="T3">stim</text:span><text:span text:style-name="T4">, which serves as input to a stimulation function.</text:span></text:p>
                <text:p><text:span text:style-name="T1">7.) The stimulation function is fixed, and maps </text:span><text:span text:style-name="T5">θ</text:span><text:span text:style-name="T6">stim</text:span><text:span text:style-name="T4"> onto inputs to module 3’s neurons. This should be fixed to some reasonable model of stimulation, e.g. that several electrodes are inserted, each with a ‘blast area’ of surrounding cortex. Unclear how much the model matters.</text:span></text:p>
              </text:list-header>
            </text:list>
          </draw:text-box>
        </draw:frame>
        <draw:custom-shape draw:style-name="gr8" draw:text-style-name="P9" xml:id="id17" draw:id="id17" draw:layer="layout" svg:width="3.175cm" svg:height="3.048cm" svg:x="6.843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1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8.431cm" svg:y1="13.803cm" svg:x2="8.431cm" svg:y2="12.05cm" draw:start-shape="id17" draw:start-glue-point="4" draw:end-shape="id18" draw:end-glue-point="8" svg:d="M8431 13803v-1753" svg:viewBox="0 0 1 1754">
          <text:p/>
        </draw:connector>
        <draw:custom-shape draw:style-name="gr10" draw:text-style-name="P11" xml:id="id19" draw:id="id19" draw:layer="layout" svg:width="4.572cm" svg:height="4.191cm" svg:x="6.318cm" svg:y="0.221cm">
          <text:p text:style-name="P10">Co-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xml:id="id20" draw:id="id20" draw:layer="layout" svg:width="1.628cm" svg:height="1.114cm" svg:x="13.658cm" svg:y="1.794cm">
          <draw:text-box>
            <text:p><text:span text:style-name="T2">θ</text:span><text:span text:style-name="T3">stim</text:span></text:p>
          </draw:text-box>
        </draw:frame>
        <draw:frame draw:style-name="gr12" draw:text-style-name="P8" xml:id="id21" draw:id="id21" draw:layer="layout" svg:width="2.474cm" svg:height="1.114cm" svg:x="13.208cm" svg:y="5.49cm">
          <draw:text-box>
            <text:p><text:span text:style-name="T1">S(</text:span><text:span text:style-name="T2">θ</text:span><text:span text:style-name="T3">stim</text:span><text:span text:style-name="T4">)</text:span></text:p>
          </draw:text-box>
        </draw:frame>
        <draw:custom-shape draw:style-name="gr13" draw:text-style-name="P12" draw:layer="layout" svg:width="0.635cm" svg:height="0.381cm" svg:x="14.22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635cm" svg:height="0.381cm" svg:x="12.924cm" svg:y="9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635cm" svg:height="0.381cm" svg:x="14.724cm" svg:y="10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635cm" svg:height="0.381cm" svg:x="13.324cm" svg:y="10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4.351cm" svg:y1="6.604cm" svg:x2="13.208cm" svg:y2="10.16cm">
          <text:p/>
        </draw:line>
        <draw:line draw:style-name="gr6" draw:text-style-name="P7" draw:layer="layout" svg:x1="14.605cm" svg:y1="9.652cm" svg:x2="14.351cm" svg:y2="6.604cm">
          <text:p/>
        </draw:line>
        <draw:line draw:style-name="gr6" draw:text-style-name="P7" draw:layer="layout" svg:x1="13.716cm" svg:y1="11.176cm" svg:x2="14.351cm" svg:y2="6.604cm">
          <text:p/>
        </draw:line>
        <draw:line draw:style-name="gr6" draw:text-style-name="P7" draw:layer="layout" svg:x1="15.113cm" svg:y1="10.668cm" svg:x2="14.351cm" svg:y2="6.604cm">
          <text:p/>
        </draw:line>
        <draw:connector draw:style-name="gr9" draw:text-style-name="P7" draw:layer="layout" draw:type="line" svg:x1="10.89cm" svg:y1="2.317cm" svg:x2="13.658cm" svg:y2="2.351cm" draw:start-shape="id19" draw:start-glue-point="10" draw:end-shape="id20" draw:end-glue-point="3" svg:d="M10890 2317l2768 34" svg:viewBox="0 0 2769 35">
          <text:p/>
        </draw:connector>
        <draw:connector draw:style-name="gr9" draw:text-style-name="P7" draw:layer="layout" draw:type="line" svg:x1="14.472cm" svg:y1="2.908cm" svg:x2="14.445cm" svg:y2="5.49cm" draw:start-shape="id20" draw:start-glue-point="2" draw:end-shape="id21" draw:end-glue-point="0" svg:d="M14472 2908l-27 2582" svg:viewBox="0 0 28 2583">
          <text:p/>
        </draw:connector>
        <draw:line draw:style-name="gr14" draw:text-style-name="P7" draw:layer="layout" svg:x1="1.168cm" svg:y1="4.934cm" svg:x2="26.695cm" svg:y2="4.934cm">
          <text:p/>
        </draw:line>
        <draw:frame draw:style-name="gr15" draw:text-style-name="P8" draw:layer="layout" svg:width="4.409cm" svg:height="1.673cm" svg:x="22.428cm" svg:y="3.248cm">
          <draw:text-box>
            <text:p>Observational</text:p>
            <text:p>barri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4-26T21:56:19.279908596</dc:date>
    <meta:editing-duration>PT1H7M52S</meta:editing-duration>
    <meta:editing-cycles>14</meta:editing-cycles>
    <meta:generator>LibreOffice/6.4.7.2$Linux_X86_64 LibreOffice_project/40$Build-2</meta:generator>
    <meta:document-statistic meta:object-count="56"/>
  </office:meta>
</office:document-meta>
</file>